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88b6" officeooo:paragraph-rsid="001588b6"/>
    </style:style>
    <style:style style:name="P2" style:family="paragraph" style:parent-style-name="Standard">
      <style:text-properties officeooo:rsid="001588b6" officeooo:paragraph-rsid="0016c7f7"/>
    </style:style>
    <style:style style:name="P3" style:family="paragraph" style:parent-style-name="Standard">
      <style:text-properties officeooo:rsid="00161c73" officeooo:paragraph-rsid="00161c73"/>
    </style:style>
    <style:style style:name="P4" style:family="paragraph" style:parent-style-name="Standard">
      <style:text-properties officeooo:rsid="0016c7f7" officeooo:paragraph-rsid="0016c7f7"/>
    </style:style>
    <style:style style:name="P5" style:family="paragraph" style:parent-style-name="Standard">
      <style:text-properties officeooo:rsid="0017439d" officeooo:paragraph-rsid="0017439d"/>
    </style:style>
    <style:style style:name="P6" style:family="paragraph" style:parent-style-name="Standard" style:master-page-name="">
      <loext:graphic-properties draw:fill="none"/>
      <style:paragraph-properties fo:margin-left="0.3118in" fo:margin-right="0.3118in" fo:text-indent="0in" style:auto-text-indent="false" style:page-number="auto" fo:background-color="transparent">
        <style:tab-stops/>
      </style:paragraph-properties>
      <style:text-properties fo:font-style="normal" officeooo:rsid="001588b6" officeooo:paragraph-rsid="001588b6" style:font-style-asian="normal" style:font-style-complex="normal"/>
    </style:style>
    <style:style style:name="P7" style:family="paragraph" style:parent-style-name="Standard">
      <loext:graphic-properties draw:fill="none"/>
      <style:paragraph-properties fo:margin-left="0.3118in" fo:margin-right="0.3118in" fo:text-indent="0in" style:auto-text-indent="false" fo:background-color="transparent">
        <style:tab-stops/>
      </style:paragraph-properties>
      <style:text-properties fo:font-style="normal" officeooo:rsid="001588b6" officeooo:paragraph-rsid="001588b6" style:font-style-asian="normal" style:font-style-complex="normal"/>
    </style:style>
    <style:style style:name="P8" style:family="paragraph" style:parent-style-name="Standard">
      <loext:graphic-properties draw:fill="none"/>
      <style:paragraph-properties fo:margin-left="0.3118in" fo:margin-right="0.3118in" fo:text-indent="0in" style:auto-text-indent="false" fo:background-color="transparent">
        <style:tab-stops/>
      </style:paragraph-properties>
      <style:text-properties fo:font-style="normal" officeooo:rsid="00161c73" officeooo:paragraph-rsid="0016c7f7" style:font-style-asian="normal" style:font-style-complex="normal"/>
    </style:style>
    <style:style style:name="T1" style:family="text">
      <style:text-properties officeooo:rsid="00161c73"/>
    </style:style>
    <style:style style:name="T2" style:family="text">
      <style:text-properties officeooo:rsid="0016c7f7"/>
    </style:style>
    <style:style style:name="T3" style:family="text">
      <style:text-properties officeooo:rsid="001743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ual memory experiment _ 2.0</text:p>
      <text:p text:style-name="P1"/>
      <text:p text:style-name="P1">Experiment located at: .../Box Sync/Rob’s Experiments / cmvm_special / mix2_2.m</text:p>
      <text:p text:style-name="P1"/>
      <text:p text:style-name="P1">Procedure:</text:p>
      <text:p text:style-name="P1"/>
      <text:p text:style-name="P2">0. Prior to participants’ arrival, run the “mix2_2.m”. Then input the subject number in console according to the sign-up sheet. <text:span text:style-name="T2">After entering the number, DO NOT PRESS ENTER to go to the experiment screen. Press enter after participant get settled and sit in front of the computer. Then, write done the corresponding information on sign-up sheet.</text:span></text:p>
      <text:p text:style-name="P1"/>
      <text:p text:style-name="P1">1. Gather participants and hand them consent form while giving the following instructions to them:</text:p>
      <text:p text:style-name="P1"/>
      <text:p text:style-name="P6"><text:span text:style-name="T2">T</text:span>hanks for signing up for this study today. <text:span text:style-name="T2">This study will last about half an hour to an hour, and you will get one credit for your course. </text:span>In this study, you will be remembering pictures on the computer screen and respond to relevant questions by using the keyboard. The pictures will be presented one by on on the screen, and your job is to remember those pictures until <text:span text:style-name="T1">the question showed up. When the question come up, you will see a new picture on the screen, and you the question is to ask if you have seen this picture in previous memory set or not. You will press keys on the keyboard to indicate your answer. You will press “J” to indicate this is an “Old” item that you have seen, and press “F” if this is a “New’ item that you haven’t seen in the previous memory set. After you responded, message will show up on the screen to indicate if your answer is correct. Following that, a new trial will start in a same manner as previous trials. </text:span></text:p>
      <text:p text:style-name="P7"/>
      <text:p text:style-name="P8">This study contains 7 blocks, and there will be <text:span text:style-name="T2">breaks between blocks. You will be able to continue to the next block by yourself. At the end of the study, there will be a survey question showed up on the screen, and you will press “a”, “b”, or “c” to indicate your answer. After answering that survey question, you can come to inform me, and then you will be free to leave. </text:span></text:p>
      <text:p text:style-name="P8"/>
      <text:p text:style-name="P8"><text:span text:style-name="T2">Do you have any questions?</text:span></text:p>
      <text:p text:style-name="P3"/>
      <text:p text:style-name="P3"/>
      <text:p text:style-name="P4">2. Then, distribute participants to available rooms. Tell them again that “J” indicate for old and “F” indicate “New”.</text:p>
      <text:p text:style-name="P4"/>
      <text:p text:style-name="P4"/>
      <text:p text:style-name="P4">3. Press ENTER in console and the participants can start the experiment by their own. <text:span text:style-name="T3">Keep the door only SLIGHTLY opened unless the participants want it to be fully opened.</text:span></text:p>
      <text:p text:style-name="P4"/>
      <text:p text:style-name="P5">4. When participant finished, ask them if they get the survey question. Then they are free to g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23:15:01.840160221</meta:creation-date>
    <dc:date>2019-08-29T23:55:54.983890847</dc:date>
    <meta:editing-duration>PT7M32S</meta:editing-duration>
    <meta:editing-cycles>1</meta:editing-cycles>
    <meta:document-statistic meta:table-count="0" meta:image-count="0" meta:object-count="0" meta:page-count="1" meta:paragraph-count="11" meta:word-count="412" meta:character-count="2304" meta:non-whitespace-character-count="1900"/>
    <meta:generator>LibreOffice/6.0.7.3$Linux_X86_64 LibreOffice_project/00m0$Build-3</meta:generator>
  </office:meta>
</office:document-meta>
</file>